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099000024E7F32F9B0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OPOP+Bembo" svg:font-family="AMOPOP+Bembo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9pt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ext_20_body">
      <style:text-properties style:font-name="Nimbus Roman No9 L" fo:font-size="11pt" fo:font-style="normal" style:font-name-asian="AMOPOP+Bembo" style:font-size-asian="11pt" style:font-style-asian="normal" style:font-name-complex="AMOPOP+Bembo" style:font-size-complex="11pt" style:font-style-complex="normal"/>
    </style:style>
    <style:style style:name="P3" style:family="paragraph" style:parent-style-name="Codigofonte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urier New1" fo:font-size="11pt" fo:font-style="normal" style:font-name-asian="AMOPOP+Bembo" style:font-size-asian="11pt" style:font-style-asian="normal" style:font-name-complex="AMOPOP+Bembo" style:font-size-complex="11pt" style:font-style-complex="normal"/>
    </style:style>
    <style:style style:name="P4" style:family="paragraph" style:parent-style-name="Codigofonte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Nimbus Roman No9 L" fo:font-size="11pt" fo:font-style="normal" style:font-name-asian="AMOPOP+Bembo" style:font-size-asian="11pt" style:font-style-asian="normal" style:font-name-complex="AMOPOP+Bembo" style:font-size-complex="11pt" style:font-style-complex="normal"/>
    </style:style>
    <style:style style:name="P5" style:family="paragraph" style:parent-style-name="Codigofonte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urier New1" fo:font-size="11pt" fo:font-style="normal" style:font-name-asian="AMOPOP+Bembo" style:font-size-asian="11pt" style:font-style-asian="normal" style:font-name-complex="AMOPOP+Bembo" style:font-size-complex="11pt" style:font-style-complex="normal"/>
    </style:style>
    <style:style style:name="P6" style:family="paragraph" style:parent-style-name="Codigofonte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ourier New1" fo:font-size="11pt" fo:font-style="normal" officeooo:rsid="001f9418" officeooo:paragraph-rsid="001f9418" style:font-name-asian="AMOPOP+Bembo" style:font-size-asian="11pt" style:font-style-asian="normal" style:font-name-complex="AMOPOP+Bembo" style:font-size-complex="11pt" style:font-style-complex="normal"/>
    </style:style>
    <style:style style:name="P7" style:family="paragraph" style:parent-style-name="Codigofonte">
      <style:text-properties officeooo:rsid="001f9418" officeooo:paragraph-rsid="001f9418"/>
    </style:style>
    <style:style style:name="P8" style:family="paragraph" style:parent-style-name="Codigofonte">
      <style:text-properties officeooo:paragraph-rsid="00250db4"/>
    </style:style>
    <style:style style:name="P9" style:family="paragraph" style:parent-style-name="Text_20_body">
      <style:text-properties style:font-name="Courier New1" fo:font-weight="normal" officeooo:rsid="00250db4" officeooo:paragraph-rsid="00250db4" style:font-weight-asian="normal" style:font-weight-complex="normal"/>
    </style:style>
    <style:style style:name="P10" style:family="paragraph" style:parent-style-name="Text_20_body">
      <style:text-properties fo:font-size="10pt" fo:font-weight="normal" officeooo:paragraph-rsid="001fee45" style:font-size-asian="10pt" style:font-weight-asian="normal" style:font-size-complex="10pt" style:font-weight-complex="normal"/>
    </style:style>
    <style:style style:name="P11" style:family="paragraph" style:parent-style-name="Text_20_body">
      <style:text-properties officeooo:paragraph-rsid="001fee45"/>
    </style:style>
    <style:style style:name="P12" style:family="paragraph" style:parent-style-name="Text_20_body">
      <style:text-properties officeooo:rsid="0020bb5f" officeooo:paragraph-rsid="0020bb5f"/>
    </style:style>
    <style:style style:name="P13" style:family="paragraph" style:parent-style-name="Text_20_body">
      <style:text-properties officeooo:rsid="0020bb5f" officeooo:paragraph-rsid="00250db4"/>
    </style:style>
    <style:style style:name="P14" style:family="paragraph" style:parent-style-name="Text_20_body">
      <style:text-properties officeooo:paragraph-rsid="00226304"/>
    </style:style>
    <style:style style:name="P15" style:family="paragraph" style:parent-style-name="Text_20_body">
      <style:text-properties officeooo:paragraph-rsid="00250db4"/>
    </style:style>
    <style:style style:name="P16" style:family="paragraph" style:parent-style-name="Text_20_body">
      <style:text-properties officeooo:paragraph-rsid="00265ad2"/>
    </style:style>
    <style:style style:name="P17" style:family="paragraph" style:parent-style-name="codigo-fonte">
      <style:text-properties style:font-name="Courier New1" fo:font-weight="normal" officeooo:paragraph-rsid="001fee45" style:font-weight-asian="normal" style:font-weight-complex="normal"/>
    </style:style>
    <style:style style:name="T1" style:family="text">
      <style:text-properties style:font-name="Nimbus Roman No9 L" fo:font-size="11pt" fo:font-style="italic" officeooo:rsid="001f9418" style:font-name-asian="AMOPOP+Bembo" style:font-size-asian="11pt" style:font-style-asian="italic" style:font-name-complex="AMOPOP+Bembo" style:font-size-complex="11pt" style:font-style-complex="italic"/>
    </style:style>
    <style:style style:name="T2" style:family="text">
      <style:text-properties style:font-name="Nimbus Roman No9 L" fo:font-size="11pt" fo:font-style="normal" style:font-name-asian="AMOPOP+Bembo" style:font-size-asian="11pt" style:font-style-asian="normal" style:font-name-complex="AMOPOP+Bembo" style:font-size-complex="11pt" style:font-style-complex="normal"/>
    </style:style>
    <style:style style:name="T3" style:family="text">
      <style:text-properties style:font-name="Nimbus Roman No9 L" fo:font-size="11pt" fo:font-style="normal" officeooo:rsid="001f9418" style:font-name-asian="AMOPOP+Bembo" style:font-size-asian="11pt" style:font-style-asian="normal" style:font-name-complex="AMOPOP+Bembo" style:font-size-complex="11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26304" style:font-style-asian="italic" style:font-style-complex="italic"/>
    </style:style>
    <style:style style:name="T6" style:family="text">
      <style:text-properties fo:font-style="italic" officeooo:rsid="00250db4" style:font-style-asian="italic" style:font-style-complex="italic"/>
    </style:style>
    <style:style style:name="T7" style:family="text">
      <style:text-properties fo:font-style="italic" officeooo:rsid="00265ad2" style:font-style-asian="italic" style:font-style-complex="italic"/>
    </style:style>
    <style:style style:name="T8" style:family="text">
      <style:text-properties officeooo:rsid="001f9418"/>
    </style:style>
    <style:style style:name="T9" style:family="text">
      <style:text-properties fo:font-style="normal" style:font-name-asian="AMOPOP+Bembo" style:font-style-asian="normal" style:font-name-complex="AMOPOP+Bembo" style:font-size-complex="11pt" style:font-style-complex="normal"/>
    </style:style>
    <style:style style:name="T10" style:family="text">
      <style:text-properties fo:font-style="normal" officeooo:rsid="00250db4" style:font-style-asian="normal" style:font-style-complex="normal"/>
    </style:style>
    <style:style style:name="T11" style:family="text">
      <style:text-properties fo:font-style="normal" officeooo:rsid="00226304" style:font-style-asian="normal" style:font-style-complex="normal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officeooo:rsid="0020bb5f"/>
    </style:style>
    <style:style style:name="T14" style:family="text">
      <style:text-properties officeooo:rsid="00226304"/>
    </style:style>
    <style:style style:name="T15" style:family="text">
      <style:text-properties officeooo:rsid="0023137d"/>
    </style:style>
    <style:style style:name="T16" style:family="text">
      <style:text-properties officeooo:rsid="00250db4"/>
    </style:style>
    <style:style style:name="fr1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draw:frame draw:style-name="fr1" draw:name="figura4" text:anchor-type="page" text:anchor-page-number="1" svg:x="2.05cm" svg:y="3.05cm" svg:width="3.962cm" svg:height="2.265cm" draw:z-index="0">
        <draw:image xlink:href="Pictures/2000000900004099000024E7F32F9B0C.svm" xlink:type="simple" xlink:show="embed" xlink:actuate="onLoad"/>
      </draw:frame>
      <text:p text:style-name="P1"/>
      <text:p text:style-name="P1">INSTITUTO FEDERAL DE EDUCAÇÃO, CIÊNCIA E TECNOLOGIA DE SANTA CATARINA</text:p>
      <text:p text:style-name="P1">CAMPUS FLORIANÓPOLIS</text:p>
      <text:p text:style-name="P1">DEPARTAMENTO ACADÊMICO DE ELETRÔNICA</text:p>
      <text:p text:style-name="P1">CURSO TÉCNICO EM ELETRÔNICA</text:p>
      <text:p text:style-name="P1">Programação em Linguagem C</text:p>
      <text:h text:style-name="Heading_20_1" text:outline-level="1">Lista de Exercícios <text:span text:style-name="T8">Extra</text:span></text:h>
      <text:p text:style-name="Text_20_body">1. Qual a diferença entre:</text:p>
      <text:p text:style-name="P3">p++; (*p)++; *(p++);</text:p>
      <text:p text:style-name="P2"/>
      <text:p text:style-name="Text_20_body">2. Analise o código seguinte e escreva o que seria mostrado na tela.</text:p>
      <text:p text:style-name="Codigofonte">#include &lt;stdio.h&gt; </text:p>
      <text:p text:style-name="P6">#define LIN 3</text:p>
      <text:p text:style-name="P6">#define COL 4</text:p>
      <text:p text:style-name="P3">int main() { </text:p>
      <text:p text:style-name="P3"><text:s text:c="2"/>int t, i, M[<text:span text:style-name="T8">LIN</text:span>][<text:span text:style-name="T8">COL</text:span>]; </text:p>
      <text:p text:style-name="P3"><text:s text:c="2"/>for (t=0; t&lt;<text:span text:style-name="T8">LIN</text:span>; ++t) </text:p>
      <text:p text:style-name="P3"><text:s text:c="4"/>for (i=0; i&lt;<text:span text:style-name="T8">COL</text:span>; ++i) </text:p>
      <text:p text:style-name="P3"><text:s text:c="7"/>M[t][i] = (t*4)+i+1; </text:p>
      <text:p text:style-name="P3"><text:s text:c="2"/>for (t=0; t&lt;<text:span text:style-name="T8">LIN</text:span>; ++t) { </text:p>
      <text:p text:style-name="P3"><text:s text:c="3"/>for (i=0; i&lt;<text:span text:style-name="T8">COL</text:span>; ++i) </text:p>
      <text:p text:style-name="P3"><text:s text:c="5"/>printf ("%d ", M[t][i]); </text:p>
      <text:p text:style-name="P3"><text:s text:c="3"/>printf ("\n"); </text:p>
      <text:p text:style-name="P3"><text:s text:c="2"/>} </text:p>
      <text:p text:style-name="P3"><text:s text:c="2"/>return(0); </text:p>
      <text:p text:style-name="P3">}</text:p>
      <text:p text:style-name="P4"/>
      <text:p text:style-name="Text_20_body"><text:span text:style-name="T2">3. </text:span><text:span text:style-name="T3">Qual o valor final de </text:span><text:span text:style-name="T1">i</text:span><text:span text:style-name="T3"> e </text:span><text:span text:style-name="T1">j</text:span><text:span text:style-name="T3"> no programa seguinte?</text:span></text:p>
      <text:p text:style-name="P7"><text:span text:style-name="T9">#include &lt;stdio.h&gt;</text:span></text:p>
      <text:p text:style-name="P7"><text:span text:style-name="T9">int main()</text:span></text:p>
      <text:p text:style-name="P7"><text:span text:style-name="T9">{</text:span></text:p>
      <text:p text:style-name="P7"><text:span text:style-name="T9"><text:s text:c="4"/>int i=7, j=13, *p, *q = &amp;j;</text:span></text:p>
      <text:p text:style-name="P7"><text:span text:style-name="T9"><text:s text:c="4"/>p = &amp;i;</text:span></text:p>
      <text:p text:style-name="P7"><text:span text:style-name="T9"><text:s text:c="4"/>i++;</text:span></text:p>
      <text:p text:style-name="P7"><text:span text:style-name="T9"><text:s text:c="4"/>j = *p + *q;</text:span></text:p>
      <text:p text:style-name="P7"><text:span text:style-name="T9"><text:s text:c="4"/>q = p;</text:span></text:p>
      <text:p text:style-name="P7"><text:span text:style-name="T9"><text:s text:c="4"/>i = *q;</text:span></text:p>
      <text:p text:style-name="P7"><text:span text:style-name="T9"><text:s text:c="4"/>return(0);</text:span></text:p>
      <text:p text:style-name="P7"><text:span text:style-name="T9">}</text:span></text:p>
      <text:p text:style-name="Text_20_body"/>
      <text:p text:style-name="P12">4. Desenvolva uma função que procure um caractere <text:span text:style-name="T4">chr</text:span> dentro de uma string <text:span text:style-name="T4">str</text:span>, retornando o número de caracteres anteriores a <text:span text:style-name="T4">chr</text:span>. O protótipo da função é o seguinte:</text:p>
      <text:p text:style-name="Codigofonte">int poschrstr(<text:span text:style-name="T15">const </text:span>char *str, char chr);</text:p>
      <text:p text:style-name="Codigofonte"/>
      <text:p text:style-name="P14"><text:span text:style-name="T16">O programa </text:span>para testar a função <text:span text:style-name="T16">está a seguir</text:span>. <text:span text:style-name="T14">A resposta deve ser: </text:span><text:span text:style-name="T5">Existem 4 caracteres antes de 7.</text:span></text:p>
      <text:p text:style-name="Codigofonte">#include &lt;stdio.h&gt;</text:p>
      <text:p text:style-name="Codigofonte">int main (<text:span text:style-name="T13">void</text:span>)</text:p>
      <text:p text:style-name="Codigofonte">{</text:p>
      <text:p text:style-name="Codigofonte"><text:s text:c="2"/>char <text:span text:style-name="T13">text</text:span>[] = "<text:span text:style-name="T13">ifsc</text:span>73";</text:p>
      <text:p text:style-name="Codigofonte"><text:s text:c="2"/>char key = <text:span text:style-name="T14">'</text:span>7<text:span text:style-name="T14">'</text:span>;</text:p>
      <text:p text:style-name="Codigofonte"><text:s text:c="2"/>int i;</text:p>
      <text:p text:style-name="Codigofonte"><text:s text:c="2"/>i = <text:span text:style-name="T13">poschrstr</text:span>(<text:span text:style-name="T13">text</text:span>, key);</text:p>
      <text:p text:style-name="Codigofonte"><text:s text:c="2"/>printf ("<text:span text:style-name="T13">Existem %d caracteres antes de %c</text:span>.\n", <text:span text:style-name="T13">i, key</text:span>);</text:p>
      <text:p text:style-name="Codigofonte"><text:s text:c="2"/>return 0;</text:p>
      <text:p text:style-name="Codigofonte">}</text:p>
      <text:p text:style-name="Text_20_body"/>
      <text:p text:style-name="P13"><text:soft-page-break/><text:span text:style-name="T16">5</text:span>. Desenvolva uma função que procure <text:span text:style-name="T16">dentro da string </text:span><text:span text:style-name="T6">str1</text:span><text:span text:style-name="T16"> qualquer um dos caracteres da </text:span>string <text:span text:style-name="T4">str</text:span><text:span text:style-name="T6">2</text:span>, retornando o número de caracteres anteriores a<text:span text:style-name="T16">o caractere encontrado</text:span>. O protótipo da função é o seguinte:</text:p>
      <text:p text:style-name="P8">int pos<text:span text:style-name="T16">str</text:span>str(<text:span text:style-name="T15">const </text:span>char *str<text:span text:style-name="T16">1</text:span>, <text:span text:style-name="T16">const </text:span>char *<text:span text:style-name="T16">str2</text:span>);</text:p>
      <text:p text:style-name="P8"/>
      <text:p text:style-name="P16"><text:span text:style-name="T10">O programa </text:span><text:span text:style-name="T11">para testar a função </text:span><text:span text:style-name="T10">está a seguir</text:span><text:span text:style-name="T11">. A resposta deve ser: </text:span><text:span text:style-name="T7">O primeiro numero em ifsc73 estah na posicao 5.</text:span></text:p>
      <text:p text:style-name="Codigofonte">int main (void)</text:p>
      <text:p text:style-name="Codigofonte">{</text:p>
      <text:p text:style-name="Codigofonte"><text:s text:c="4"/>char text[] = "ifsc73";</text:p>
      <text:p text:style-name="Codigofonte"><text:s text:c="4"/>char keys[] = "0123456789";</text:p>
      <text:p text:style-name="Codigofonte"><text:s text:c="4"/>int i;</text:p>
      <text:p text:style-name="Codigofonte"><text:s text:c="4"/>i = posstrstr(text, keys);</text:p>
      <text:p text:style-name="Codigofonte"><text:s text:c="4"/>printf ("O primeiro numero em %s estah na posicao %d.\n", text, i+1);</text:p>
      <text:p text:style-name="Codigofonte"><text:s text:c="4"/>return 0;</text:p>
      <text:p text:style-name="Codigofonte">} </text:p>
      <text:p text:style-name="P15"><text:span text:style-name="T5"/></text:p>
      <text:p text:style-name="P11"><text:span text:style-name="T16">6</text:span>. <text:span text:style-name="T12">O programa seguinte tem como objetivo obter a temperatura média e a máxima de um conjunto de valores armazenados em um vetor. O código apresenta duas funções: uma para cálculo da média dos valores de um vetor e outra para obter o valor máximo dentro desse vetor. Infelizmente, há alguns problemas no código. Corrija-os.</text:span></text:p>
      <text:p text:style-name="P10"/>
      <text:p text:style-name="P17">/*questao pratica*/</text:p>
      <text:p text:style-name="P17">#include &lt;stdio.h&gt;</text:p>
      <text:p text:style-name="P17">#include &lt;stdlib.h&gt;</text:p>
      <text:p text:style-name="P17"/>
      <text:p text:style-name="P17">float calc_media(float medidas[], int nmed);</text:p>
      <text:p text:style-name="P17"/>
      <text:p text:style-name="P17">int main(void) <text:s/>{</text:p>
      <text:p text:style-name="P17"><text:s text:c="2"/>float tempmedia, tempmax;</text:p>
      <text:p text:style-name="P17"/>
      <text:p text:style-name="P17"><text:s text:c="2"/>float templida[]={17.9, 14.7, 15.3, 20.1, 18.7};</text:p>
      <text:p text:style-name="P17"/>
      <text:p text:style-name="P17"><text:s text:c="2"/>tempmedia = calc_media(templida, 3);</text:p>
      <text:p text:style-name="P17"><text:s text:c="2"/>printf("A temperatura media eh: %d\n", tempmedia);</text:p>
      <text:p text:style-name="P17"><text:s text:c="2"/>tempmax = calc_max(templida, 3);</text:p>
      <text:p text:style-name="P17"><text:s text:c="2"/>printf("A maior temperatura registrada eh: %5.2f\n", tempmax);</text:p>
      <text:p text:style-name="P17"/>
      <text:p text:style-name="P17"><text:s text:c="2"/>return 0;</text:p>
      <text:p text:style-name="P17">}</text:p>
      <text:p text:style-name="P17"/>
      <text:p text:style-name="P17">float calc_media(float medidas[], float nmed) <text:s/>{</text:p>
      <text:p text:style-name="P17"><text:s text:c="2"/>return(0);</text:p>
      <text:p text:style-name="P17">}</text:p>
      <text:p text:style-name="P17"/>
      <text:p text:style-name="P17">float calc_max(float medidas[], int nmed) <text:s/>{</text:p>
      <text:p text:style-name="P17"><text:s text:c="2"/>int k;</text:p>
      <text:p text:style-name="P17"><text:s text:c="2"/>float tpmax=-999;</text:p>
      <text:p text:style-name="P17"><text:s text:c="2"/>for (k=0; k&gt;nmed; k++);</text:p>
      <text:p text:style-name="P17"><text:s text:c="2"/>{</text:p>
      <text:p text:style-name="P17"><text:s text:c="4"/>if (medidas[k] &gt; tpmax);</text:p>
      <text:p text:style-name="P17"><text:s text:c="4"/>{</text:p>
      <text:p text:style-name="P17"><text:s text:c="6"/>tpmax = medidas;</text:p>
      <text:p text:style-name="P17"><text:s text:c="4"/>}</text:p>
      <text:p text:style-name="P17"><text:s text:c="2"/>}</text:p>
      <text:p text:style-name="P17"><text:s text:c="2"/>return(tpmax);</text:p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OPOP+Bembo" svg:font-family="AMOPOP+Bembo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1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cm" fo:margin-bottom="0.15cm" style:contextual-spacing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/>
      <style:text-properties fo:font-size="11pt" fo:font-weight="bold" style:font-size-asian="115%" style:font-weight-asian="bold" style:font-size-complex="115%" style:font-weight-complex="bold"/>
    </style:style>
    <style:style style:name="Fig." style:family="paragraph" style:parent-style-name="Caption">
      <style:paragraph-properties fo:text-align="center" style:justify-single-word="false"/>
      <style:text-properties fo:font-size="90%" fo:font-style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Nimbus Sans L1" fo:font-family="'Nimbus Sans L'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digofonte" style:family="paragraph" style:parent-style-name="Text_20_body" style:class="text">
      <style:text-properties style:font-name="Courier New" fo:font-family="'Courier New'" style:font-style-name="Normal" style:font-family-generic="modern" style:font-pitch="fixed" fo:font-size="10.5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igo-fonte" style:family="paragraph" style:parent-style-name="Text_20_body" style:class="text" style:master-page-name="">
      <style:paragraph-properties style:page-number="auto"/>
      <style:text-properties style:font-name="Courier New" fo:font-family="'Courier New'" style:font-style-name="Normal" style:font-family-generic="modern" style:font-pitch="fixed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Zeichenformat" text:bullet-char="-">
        <style:list-level-properties text:space-before="0.635cm" text:min-label-width="0.635cm"/>
        <style:text-properties fo:font-family="'Times New Roman'" style:font-family-generic="roman" style:font-pitch="variable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941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Programação em Linguagem C: Lista de Exercícios <text:span text:style-name="MT1">Extra</text:span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Fernando S. Pacheco</meta:initial-creator>
    <meta:creation-date>2009-08-05T17:03:05</meta:creation-date>
    <dc:date>2014-05-09T20:12:56.394000000</dc:date>
    <meta:editing-cycles>101</meta:editing-cycles>
    <meta:editing-duration>PT12H4M19S</meta:editing-duration>
    <meta:document-statistic meta:table-count="0" meta:image-count="1" meta:object-count="0" meta:page-count="2" meta:paragraph-count="91" meta:word-count="461" meta:character-count="2854" meta:non-whitespace-character-count="2326"/>
    <meta:user-defined meta:name="Informações 1"/>
    <meta:user-defined meta:name="Informações 2"/>
    <meta:user-defined meta:name="Informações 3"/>
    <meta:user-defined meta:name="Informações 4"/>
  </office:meta>
</office:document-meta>
</file>